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008cm" draw:fill="none" draw:fill-color="#ffffff" fo:padding-top="-0.046cm" fo:padding-bottom="-0.046cm" fo:padding-left="-0.046cm" fo:padding-right="-0.046cm"/>
    </style:style>
    <style:style style:name="gr3" style:family="graphic" style:parent-style-name="standard">
      <style:graphic-properties draw:stroke="none" draw:fill="none" draw:textarea-horizontal-align="center" draw:textarea-vertical-align="middle" draw:auto-grow-width="true" fo:min-height="1.574cm" fo:min-width="3.607cm"/>
    </style:style>
  </office:automatic-styles>
  <office:body>
    <office:drawing>
      <draw:page draw:name="page1" draw:style-name="dp1" draw:master-page-name="Default">
        <draw:g>
          <draw:glue-point draw:id="4" svg:x="0cm" svg:y="3.197cm"/>
          <draw:glue-point draw:id="5" svg:x="0cm" svg:y="4.836cm"/>
          <draw:glue-point draw:id="6" svg:x="0.455cm" svg:y="4.016cm"/>
          <draw:glue-point draw:id="7" svg:x="-0.455cm" svg:y="4.016cm"/>
          <draw:circle draw:style-name="gr1" draw:layer="layout" svg:width="0.328cm" svg:height="0.328cm" svg:x="1.639cm" svg:y="1.639cm">
            <text:p/>
          </draw:circle>
          <draw:line draw:style-name="gr2" draw:layer="layout" svg:x1="1.607cm" svg:y1="2cm" svg:x2="2.016cm" svg:y2="1.59cm">
            <text:p/>
          </draw:line>
          <draw:polyline draw:style-name="gr2" draw:layer="layout" svg:width="0.115cm" svg:height="0.115cm" svg:x="1.902cm" svg:y="1.59cm" svg:viewBox="0 0 116 116" draw:points="0,58 116,0 58,116">
            <text:p/>
          </draw:polyline>
          <draw:frame draw:style-name="gr3" draw:layer="layout" svg:width="3.607cm" svg:height="1.574cm" svg:x="0cm" svg:y="0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Optics - Variable Attenuator</dc:title>
    <meta:creation-date>2011-02-07T16:50:05</meta:creation-date>
    <meta:editing-duration>P0D</meta:editing-duration>
    <meta:editing-cycles>1</meta:editing-cycles>
    <meta:document-statistic meta:object-count="5"/>
    <meta:generator>OpenOffice.org/3.3$Linux OpenOffice.org_project/330m20$Build-9567</meta:generator>
  </office:meta>
</office:document-meta>
</file>